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/>
  </office:font-face-decls>
  <office:automatic-styles>
    <style:style style:name="Table1" style:family="table">
      <style:table-properties style:width="6.7521in" fo:margin-left="-0.0785in" table:align="left"/>
    </style:style>
    <style:style style:name="Table1.A" style:family="table-column">
      <style:table-column-properties style:column-width="2.0806in"/>
    </style:style>
    <style:style style:name="Table1.B" style:family="table-column">
      <style:table-column-properties style:column-width="2.0889in"/>
    </style:style>
    <style:style style:name="Table1.C" style:family="table-column">
      <style:table-column-properties style:column-width="2.5826in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direction="ltr" fo:wrap-option="wrap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direction="ltr" fo:wrap-option="wrap"/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direction="ltr" fo:wrap-option="wrap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direction="ltr" fo:wrap-option="wrap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direction="ltr" fo:wrap-option="wrap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direction="ltr" fo:wrap-option="wrap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1326in"/>
    </style:style>
    <style:style style:name="Table2.B" style:family="table-column">
      <style:table-column-properties style:column-width="0.8222in"/>
    </style:style>
    <style:style style:name="Table2.C" style:family="table-column">
      <style:table-column-properties style:column-width="4.7417in"/>
    </style:style>
    <style:style style:name="Table2.1" style:family="table-row">
      <style:table-row-properties style:min-row-height="0.5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direction="ltr" fo:wrap-option="wrap"/>
    </style:style>
    <style:style style:name="Table2.B1" style:family="table-cell">
      <style:table-cell-properties fo:padding="0.0382in" fo:border-left="0.25pt solid #000000" fo:border-right="none" fo:border-top="0.25pt solid #000000" fo:border-bottom="0.25pt solid #000000" style:direction="ltr" fo:wrap-option="wrap"/>
    </style:style>
    <style:style style:name="Table2.C1" style:family="table-cell">
      <style:table-cell-properties fo:padding="0.0382in" fo:border="0.25pt solid #000000" style:direction="ltr" fo:wrap-option="wrap"/>
    </style:style>
    <style:style style:name="Table2.A2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2.B2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direction="ltr" fo:wrap-option="wrap"/>
    </style:style>
    <style:style style:name="Table2.A3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2.B3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2.C3" style:family="table-cell">
      <style:table-cell-properties fo:padding="0.0382in" fo:border-left="0.25pt solid #000000" fo:border-right="0.25pt solid #000000" fo:border-top="none" fo:border-bottom="0.25pt solid #000000" style:direction="ltr" fo:wrap-option="wrap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1326in"/>
    </style:style>
    <style:style style:name="Table3.B" style:family="table-column">
      <style:table-column-properties style:column-width="0.8222in"/>
    </style:style>
    <style:style style:name="Table3.C" style:family="table-column">
      <style:table-column-properties style:column-width="4.7417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direction="ltr" fo:wrap-option="wrap"/>
    </style:style>
    <style:style style:name="Table3.B1" style:family="table-cell">
      <style:table-cell-properties fo:padding="0.0382in" fo:border-left="0.25pt solid #000000" fo:border-right="none" fo:border-top="0.25pt solid #000000" fo:border-bottom="0.25pt solid #000000" style:direction="ltr" fo:wrap-option="wrap"/>
    </style:style>
    <style:style style:name="Table3.C1" style:family="table-cell">
      <style:table-cell-properties fo:padding="0.0382in" fo:border="0.25pt solid #000000" style:direction="ltr" fo:wrap-option="wrap"/>
    </style:style>
    <style:style style:name="Table3.A2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3.B2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direction="ltr" fo:wrap-option="wrap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Calibri" fo:font-size="12pt" fo:font-weight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Calibri" fo:font-size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Calibri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Table_20_Contents">
      <style:text-properties fo:font-style="italic"/>
    </style:style>
    <style:style style:name="P6" style:family="paragraph" style:parent-style-name="Text_20_body">
      <style:text-properties fo:font-style="italic"/>
    </style:style>
    <style:style style:name="P7" style:family="paragraph" style:parent-style-name="Title" style:master-page-name="MasterPage2">
      <style:paragraph-properties style:page-number="auto"/>
      <style:text-properties fo:font-style="italic" style:font-style-asian="italic" style:font-style-complex="italic"/>
    </style:style>
    <style:style style:name="P8" style:family="paragraph" style:parent-style-name="Heading_20_2">
      <style:paragraph-properties fo:margin-left="0in" fo:margin-right="0in" fo:text-indent="0in" style:auto-text-indent="false"/>
    </style:style>
    <style:style style:name="P9" style:family="paragraph" style:parent-style-name="Text_20_body" style:list-style-name="WWNum1"/>
    <style:style style:name="P10" style:family="paragraph" style:parent-style-name="Text_20_body" style:list-style-name="WWNum2">
      <style:text-properties style:font-name="Cambria"/>
    </style:style>
    <style:style style:name="P11" style:family="paragraph" style:parent-style-name="Text_20_body" style:list-style-name="WWNum3"/>
    <style:style style:name="T1" style:family="text">
      <style:text-properties style:font-name="Cambria" fo:font-style="italic"/>
    </style:style>
    <style:style style:name="T2" style:family="text">
      <style:text-properties style:font-name="Liberation Sans" fo:font-size="18pt" fo:font-weight="bold" style:font-name-asian="Noto Sans CJK SC" style:font-name-complex="Lohit Devanagari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esson Title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56465002480">
          <table:table-cell table:style-name="Table1.A1" table:number-columns-spanned="2" office:value-type="string">
            <text:p text:style-name="P1">Topic</text:p>
            <text:p text:style-name="P2"/>
          </table:table-cell>
          <table:covered-table-cell/>
          <table:table-cell table:style-name="Table1.C1" office:value-type="string">
            <text:p text:style-name="P1">Student(s) Presenting</text:p>
            <text:p text:style-name="P2"/>
          </table:table-cell>
        </table:table-row>
        <table:table-row table:style-name="TableLine94456464646944">
          <table:table-cell table:style-name="Table1.A2" office:value-type="string">
            <text:p text:style-name="P1">Age of Pupils</text:p>
            <text:p text:style-name="P2">14 to 15 (Year 10)</text:p>
          </table:table-cell>
          <table:table-cell table:style-name="Table1.B2" office:value-type="string">
            <text:p text:style-name="P1">Expected Number in Class</text:p>
            <text:p text:style-name="P2">30</text:p>
          </table:table-cell>
          <table:table-cell table:style-name="Table1.C2" office:value-type="string">
            <text:p text:style-name="P1">Length of Session</text:p>
            <text:p text:style-name="P2">55 minutes</text:p>
          </table:table-cell>
        </table:table-row>
        <table:table-row table:style-name="TableLine94456464648688">
          <table:table-cell table:style-name="Table1.A3" table:number-columns-spanned="3" office:value-type="string">
            <text:p text:style-name="P1">Links to the National Curriculum in Computing</text:p>
            <text:p text:style-name="P3"/>
          </table:table-cell>
          <table:covered-table-cell/>
          <table:covered-table-cell/>
        </table:table-row>
      </table:table>
      <text:p text:style-name="P4"/>
      <text:p text:style-name="Heading_20_1">Learning Outcomes</text:p>
      <text:list xml:id="list3323178871" text:style-name="WWNum1">
        <text:list-item>
          <text:p text:style-name="P9">Able to …</text:p>
        </text:list-item>
        <text:list-item>
          <text:p text:style-name="P9">Able to … </text:p>
        </text:list-item>
      </text:list>
      <text:h text:style-name="P8" text:outline-level="3">Assumed Prior Knowledge, Skills and Experience</text:h>
      <text:list xml:id="list1244219421" text:style-name="WWNum2">
        <text:list-item>
          <text:p text:style-name="P10">Students already can … </text:p>
        </text:list-item>
      </text:list>
      <text:p text:style-name="Heading_20_1">Lesson overview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Contents"><text:span text:style-name="T3">Introduction</text:span><text:span text:style-name="T4"><text:line-break/>5min</text:span></text:p>
          </table:table-cell>
          <table:table-cell table:style-name="Table2.B1" office:value-type="string">
            <text:p text:style-name="Table_20_Contents">lecture</text:p>
          </table:table-cell>
          <table:table-cell table:style-name="Table2.C1" office:value-type="string">
            <text:p text:style-name="P5">One sentence summary of the block.</text:p>
          </table:table-cell>
        </table:table-row>
        <table:table-row table:style-name="TableLine94456464680880">
          <table:table-cell table:style-name="Table2.A2" office:value-type="string">
            <text:p text:style-name="Table_20_Contents"><text:span text:style-name="T3">Activity 1</text:span><text:line-break/>10min</text:p>
          </table:table-cell>
          <table:table-cell table:style-name="Table2.B2" office:value-type="string">
            <text:p text:style-name="Table_20_Contents">In pairs</text:p>
          </table:table-cell>
          <table:table-cell table:style-name="Table2.C2" office:value-type="string">
            <text:p text:style-name="P5">One sentence summary of the block.</text:p>
          </table:table-cell>
        </table:table-row>
        <table:table-row table:style-name="TableLine94456464682368">
          <table:table-cell table:style-name="Table2.A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C3" office:value-type="string">
            <text:p text:style-name="Table_20_Contents">… </text:p>
          </table:table-cell>
        </table:table-row>
      </table:table>
      <text:p text:style-name="P6"/>
      <text:h text:style-name="P8" text:outline-level="3">Preparation</text:h>
      <text:p text:style-name="Text_20_body">You will need:</text:p>
      <text:list xml:id="list3018085828" text:style-name="WWNum3">
        <text:list-item>
          <text:p text:style-name="P11">A Python interpreter and IDE</text:p>
        </text:list-item>
        <text:list-item>
          <text:p text:style-name="P11">… </text:p>
        </text:list-item>
      </text:list>
      <text:p text:style-name="Heading_20_2">Detailed lesson pla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56464685152">
          <table:table-cell table:style-name="Table3.A1" office:value-type="string">
            <text:p text:style-name="Table_20_Contents"><text:span text:style-name="T3">Introduction</text:span><text:span text:style-name="T4"><text:line-break/>5min</text:span></text:p>
          </table:table-cell>
          <table:table-cell table:style-name="Table3.B1" office:value-type="string">
            <text:p text:style-name="Table_20_Contents">lecture</text:p>
          </table:table-cell>
          <table:table-cell table:style-name="Table3.C1" office:value-type="string">
            <text:p text:style-name="Table_20_Contents"><text:span text:style-name="T5">Detailed description of the block, including links to teaching material (e.g., slides, worksheets, online resources, etc.) that support this block, and any organizational information required to run the activity. <text:s/>This description should allow a person not </text:span><text:soft-page-break/><text:span text:style-name="T5">otherwise familiar with the lesson to run this block, so include any implicit information or any comments that one would not see on the teaching material.<text:line-break/>This information should also be updated with any pitfalls or new ideas identified in any iterations, so that future iterations can profit from the experience.</text:span></text:p>
          </table:table-cell>
        </table:table-row>
        <table:table-row table:style-name="TableLine94456464705920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… </text:p>
          </table:table-cell>
        </table:table-row>
      </table:table>
      <text:p text:style-name="P6"/>
      <text:p text:style-name="Heading_20_1">Assessment opportunities</text:p>
      <text:p text:style-name="Text_20_body"><text:span text:style-name="T5">Describe ways of </text:span><text:span text:style-name="T1">collecting data to check to what extent students have achieved the desired learning outcomes. <text:s/>This need not be test, but can also be based on outcomes of activities or other forms of feedback.</text:span></text:p>
      <text:p text:style-name="Heading_20_1">Additional sources</text:p>
      <text:p text:style-name="P6">Resources that might help a teacher to improve the subject knowledge on the topic of the less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in" fo:margin-bottom="0.139in" loext:contextual-spacing="false" fo:line-height="115%" style:text-autospace="ideograph-alpha" style:punctuation-wrap="hanging" style:line-break="strict" style:tab-stop-distance="0.4925in" style:writing-mode="page"/>
      <style:text-properties fo:color="#000000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style:font-name="Cambria" fo:font-family="Cambria" style:font-name-complex="Cambria" style:font-family-complex="Cambria"/>
    </style:style>
    <style:style style:name="Normal" style:family="paragraph"/>
    <style:style style:name="Heading" style:family="paragraph" style:parent-style-name="Standard" style:class="text">
      <style:paragraph-properties fo:margin-top="0.1665in" fo:margin-bottom="0.0835in" loext:contextual-spacing="false"/>
      <style:text-properties style:font-name="Calibri" fo:font-family="Calibri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3" style:display-name="Heading 3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>
      <style:paragraph-properties fo:margin-top="0in" fo:margin-bottom="0in" loext:contextual-spacing="false" fo:line-height="100%"/>
    </style:style>
    <style:style style:name="Subtitle" style:family="paragraph" style:parent-style-name="Normal" style:class="chapter">
      <style:paragraph-properties fo:margin-top="0.139in" fo:margin-bottom="0.139in" loext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margin-top="0in" fo:margin-bottom="0.139in" loext:contextual-spacing="true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loext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loext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loext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loext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loext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loext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loext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loext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loext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loext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loext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loext:contextual-spacing="false"/>
    </style:style>
    <style:style style:name="DStyle_5f_paragraph" style:display-name="DStyle_paragraph" style:family="paragraph">
      <style:paragraph-properties fo:margin-top="0in" fo:margin-bottom="0.139in" loext:contextual-spacing="false" fo:line-height="115%"/>
      <style:text-properties fo:color="#000000" style:font-name="Liberation Serif" fo:font-family="'Liberation Serif'" fo:font-size="12pt" fo:language="en" fo:country="US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Heading_20_1" style:display-name="Heading 1" style:family="paragraph" style:parent-style-name="Heading" style:class="text">
      <style:paragraph-properties fo:margin-top="0.1665in" fo:margin-bottom="0.0835in" loext:contextual-spacing="false"/>
      <style:text-properties fo:font-size="18pt" fo:font-weight="bold"/>
    </style:style>
    <style:style style:name="Heading_20_2" style:display-name="Heading 2" style:family="paragraph" style:parent-style-name="Heading" style:class="text">
      <style:paragraph-properties fo:margin-top="0.139in" fo:margin-bottom="0.0835in" loext:contextual-spacing="false"/>
      <style:text-properties fo:font-size="16pt" fo:font-weight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3</meta:editing-cycles>
    <meta:editing-duration>PT2M43S</meta:editing-duration>
    <dc:date>2021-10-18T15:35:30.738804456</dc:date>
    <meta:document-statistic meta:table-count="3" meta:image-count="0" meta:object-count="0" meta:page-count="2" meta:paragraph-count="36" meta:word-count="237" meta:character-count="1433" meta:non-whitespace-character-count="1230"/>
  </office:meta>
</office:document-meta>
</file>